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bde" officeooo:paragraph-rsid="00083bde"/>
    </style:style>
    <style:style style:name="P2" style:family="paragraph" style:parent-style-name="Standard">
      <style:text-properties fo:color="#ce181e" officeooo:rsid="00083bde" officeooo:paragraph-rsid="00083bde"/>
    </style:style>
    <style:style style:name="P3" style:family="paragraph" style:parent-style-name="Standard">
      <style:text-properties fo:color="#000000" officeooo:rsid="00083bde" officeooo:paragraph-rsid="00083bde"/>
    </style:style>
    <style:style style:name="P4" style:family="paragraph" style:parent-style-name="Standard">
      <style:text-properties fo:color="#000000" officeooo:rsid="000b27a8" officeooo:paragraph-rsid="000b27a8"/>
    </style:style>
    <style:style style:name="P5" style:family="paragraph" style:parent-style-name="Standard">
      <style:text-properties fo:color="#000000" officeooo:rsid="000d02b7" officeooo:paragraph-rsid="000d02b7"/>
    </style:style>
    <style:style style:name="T1" style:family="text">
      <style:text-properties officeooo:rsid="00096a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ndering agent</text:p>
      <text:p text:style-name="P3">webkit</text:p>
      <text:p text:style-name="P3">khtml</text:p>
      <text:p text:style-name="P3">gekco <text:span text:style-name="T1">for mozila</text:span></text:p>
      <text:p text:style-name="P3">blink</text:p>
      <text:p text:style-name="P3"/>
      <text:p text:style-name="P3"/>
      <text:p text:style-name="P4">javascript engine</text:p>
      <text:p text:style-name="P4">chrome: v8 engine</text:p>
      <text:p text:style-name="P4">firefox: spider monkey</text:p>
      <text:p text:style-name="P5">safari:nitro</text:p>
      <text:p text:style-name="P5">ie:chakra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0:42:52.039606499</meta:creation-date>
    <dc:date>2018-12-05T14:58:34.304918222</dc:date>
    <meta:editing-duration>PT5M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0" meta:word-count="18" meta:character-count="124" meta:non-whitespace-character-count="116"/>
  </office:meta>
</office:document-meta>
</file>